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4660a1"/>
    </style:style>
    <style:style style:name="P2" style:family="paragraph" style:parent-style-name="Standard">
      <style:paragraph-properties fo:text-align="start" style:justify-single-word="false"/>
      <style:text-properties officeooo:paragraph-rsid="07483a9d"/>
    </style:style>
    <style:style style:name="P3" style:family="paragraph" style:parent-style-name="Standard">
      <style:paragraph-properties fo:text-align="start" style:justify-single-word="false"/>
      <style:text-properties officeooo:paragraph-rsid="074bef5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75561c5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75561c5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83a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bef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5561c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bold" officeooo:rsid="074660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bold" officeooo:rsid="07483a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bold" officeooo:rsid="074d725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bold" officeooo:rsid="075561c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4">System </text:span></text:span><text:span text:style-name="Source_20_Text"><text:span text:style-name="T6">and its uses</text:span></text:span><text:span text:style-name="Source_20_Text"><text:span text:style-name="T4">:</text:span></text:span></text:p>
      <text:list xml:id="list4609927542815307415" text:style-name="L1">
        <text:list-item>
          <text:p text:style-name="P4"><text:span text:style-name="Source_20_Text"><text:span text:style-name="T3">Chess is a </text:span></text:span><text:span text:style-name="Source_20_Text"><text:span text:style-name="T7">two-player strategy board game</text:span></text:span><text:span text:style-name="Source_20_Text"><text:span text:style-name="T3"> played on a chessboard, which is a </text:span></text:span><text:span text:style-name="Source_20_Text"><text:span text:style-name="T7">checkered</text:span></text:span><text:span text:style-name="Source_20_Text"><text:span text:style-name="T3"> gameboard with 64 squares arranged in an </text:span></text:span><text:span text:style-name="Source_20_Text"><text:span text:style-name="T7">8×8 grid.</text:span></text:span><text:span text:style-name="Source_20_Text"><text:span text:style-name="T3"> There are a few versions of game types that people play all over the world. In this design problem, we are going to focus on designing a </text:span></text:span><text:span text:style-name="Source_20_Text"><text:span text:style-name="T7">two-player online chess game.</text:span></text:span></text:p>
        </text:list-item>
      </text:list>
      <text:p text:style-name="P2"><text:span text:style-name="Source_20_Text"><text:span text:style-name="T1"/></text:span></text:p>
      <text:p text:style-name="P2"><text:span text:style-name="Source_20_Text"><text:span text:style-name="T5">Requirements:</text:span></text:span></text:p>
      <text:list xml:id="list4923580970378875120" text:style-name="L2">
        <text:list-item>
          <text:p text:style-name="P5"><text:span text:style-name="Source_20_Text"><text:span text:style-name="T3">The system should support </text:span></text:span><text:span text:style-name="Source_20_Text"><text:span text:style-name="T7">two online players</text:span></text:span><text:span text:style-name="Source_20_Text"><text:span text:style-name="T3"> to play a game of chess.</text:span></text:span></text:p>
        </text:list-item>
        <text:list-item>
          <text:p text:style-name="P5"><text:span text:style-name="Source_20_Text"><text:span text:style-name="T3">All rules of </text:span></text:span><text:span text:style-name="Source_20_Text"><text:span text:style-name="T7">international chess</text:span></text:span><text:span text:style-name="Source_20_Text"><text:span text:style-name="T3"> will be followed.</text:span></text:span></text:p>
        </text:list-item>
        <text:list-item>
          <text:p text:style-name="P5"><text:span text:style-name="Source_20_Text"><text:span text:style-name="T3">Each player will be </text:span></text:span><text:span text:style-name="Source_20_Text"><text:span text:style-name="T7">randomly assigned a side,</text:span></text:span><text:span text:style-name="Source_20_Text"><text:span text:style-name="T3"> black or white.</text:span></text:span></text:p>
        </text:list-item>
        <text:list-item>
          <text:p text:style-name="P5"><text:span text:style-name="Source_20_Text"><text:span text:style-name="T3">Both players will play their moves </text:span></text:span><text:span text:style-name="Source_20_Text"><text:span text:style-name="T7">one after the other.</text:span></text:span><text:span text:style-name="Source_20_Text"><text:span text:style-name="T3"> The </text:span></text:span><text:span text:style-name="Source_20_Text"><text:span text:style-name="T7">white side</text:span></text:span><text:span text:style-name="Source_20_Text"><text:span text:style-name="T3"> plays the </text:span></text:span><text:span text:style-name="Source_20_Text"><text:span text:style-name="T7">first</text:span></text:span><text:span text:style-name="Source_20_Text"><text:span text:style-name="T3"> move.</text:span></text:span></text:p>
        </text:list-item>
        <text:list-item>
          <text:p text:style-name="P5"><text:span text:style-name="Source_20_Text"><text:span text:style-name="T3">Players </text:span></text:span><text:span text:style-name="Source_20_Text"><text:span text:style-name="T7">can’t cancel or roll back</text:span></text:span><text:span text:style-name="Source_20_Text"><text:span text:style-name="T3"> their moves.</text:span></text:span></text:p>
        </text:list-item>
        <text:list-item>
          <text:p text:style-name="P5"><text:span text:style-name="Source_20_Text"><text:span text:style-name="T3">The system should maintain a </text:span></text:span><text:span text:style-name="Source_20_Text"><text:span text:style-name="T7">log</text:span></text:span><text:span text:style-name="Source_20_Text"><text:span text:style-name="T3"> of all moves by both players.</text:span></text:span></text:p>
        </text:list-item>
        <text:list-item>
          <text:p text:style-name="P5"><text:span text:style-name="Source_20_Text"><text:span text:style-name="T3">Each side will start with </text:span></text:span><text:span text:style-name="Source_20_Text"><text:span text:style-name="T7">8 pawns, 2 rooks, 2 bishops, 2 knights, 1 queen, and 1 king.</text:span></text:span></text:p>
        </text:list-item>
        <text:list-item>
          <text:p text:style-name="P5"><text:span text:style-name="Source_20_Text"><text:span text:style-name="T3">The game can finish either in a </text:span></text:span><text:span text:style-name="Source_20_Text"><text:span text:style-name="T7">checkmate from one side, forfeit or stalemate (a draw), or resignation.</text:span></text:span></text:p>
        </text:list-item>
      </text:list>
      <text:p text:style-name="P3"><text:span text:style-name="Source_20_Text"><text:span text:style-name="T2"/></text:span></text:p>
      <text:p text:style-name="P3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15T02:11:09.302185201</dc:date>
    <meta:editing-duration>P25DT1H11M11S</meta:editing-duration>
    <meta:editing-cycles>1741</meta:editing-cycles>
    <meta:document-statistic meta:table-count="0" meta:image-count="0" meta:object-count="0" meta:page-count="1" meta:paragraph-count="11" meta:word-count="174" meta:character-count="924" meta:non-whitespace-character-count="770"/>
  </office:meta>
</office:document-meta>
</file>